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2A75E08E963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5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6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9" style:family="paragraph" style:parent-style-name="Shock">
      <style:paragraph-properties fo:margin-left="0cm" fo:margin-right="0cm" fo:text-indent="0cm" style:auto-text-indent="true"/>
    </style:style>
    <style:style style:name="P10" style:family="paragraph" style:parent-style-name="Standard" style:master-page-name="Shock3">
      <style:paragraph-properties style:page-number="auto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4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5" text:outline-level="1">“Nombre del servicio”</text:h>
          </table:table-cell>
        </table:table-row>
        <table:table-row table:style-name="Tabla1.1">
          <table:table-cell table:style-name="Tabla1.A2" office:value-type="string">
            <text:p text:style-name="P8">“Breve descripción del servicio”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7">“FOTO Servicio”</text:p>
          </table:table-cell>
        </table:table-row>
        <table:table-row>
          <table:table-cell table:style-name="Tabla2.A2" office:value-type="string">
            <text:p text:style-name="P7">“Descripción del servicio”</text:p>
          </table:table-cell>
        </table:table-row>
      </table:table>
      <text:p text:style-name="P6">Instalación y configuración “<text:span text:style-name="T3">del servicio</text:span>”</text:p>
      <text:p text:style-name="Shock"/>
      <text:p text:style-name="Shock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1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22T19:53:18</dc:date>
    <meta:editing-duration>PT34M29S</meta:editing-duration>
    <meta:editing-cycles>23</meta:editing-cycles>
    <meta:document-statistic meta:table-count="2" meta:image-count="2" meta:object-count="0" meta:page-count="2" meta:paragraph-count="10" meta:word-count="45" meta:character-count="335" meta:non-whitespace-character-count="280"/>
  </office:meta>
</office:document-meta>
</file>